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Liberation Serif" fo:font-style="italic" officeooo:rsid="0034e079" officeooo:paragraph-rsid="0034e079" style:font-style-asian="italic" style:font-style-complex="italic"/>
    </style:style>
    <style:style style:name="P3" style:family="paragraph" style:parent-style-name="Standard">
      <style:text-properties style:font-name="Liberation Serif" fo:font-size="14pt" officeooo:rsid="001b8bed" officeooo:paragraph-rsid="001bffb7" style:font-size-asian="14pt" style:font-size-complex="14pt"/>
    </style:style>
    <style:style style:name="P4" style:family="paragraph" style:parent-style-name="Standard">
      <style:text-properties style:font-name="Liberation Serif" fo:font-size="14pt" style:text-underline-style="solid" style:text-underline-width="auto" style:text-underline-color="font-color" officeooo:rsid="027b6094" officeooo:paragraph-rsid="027b6094" style:font-size-asian="14pt" style:font-size-complex="14pt"/>
    </style:style>
    <style:style style:name="P5" style:family="paragraph" style:parent-style-name="Standard">
      <style:text-properties style:font-name="Liberation Serif" fo:font-size="14pt" fo:font-style="normal" officeooo:rsid="025f9796" officeooo:paragraph-rsid="018fcd5e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text-align="end" style:justify-single-word="false"/>
      <style:text-properties style:font-name="Liberation Serif" fo:font-size="14pt" fo:font-style="italic" officeooo:rsid="0034e079" officeooo:paragraph-rsid="0034e079" style:font-size-asian="14pt" style:font-style-asian="italic" style:font-size-complex="14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20pt" officeooo:rsid="02784aa6" officeooo:paragraph-rsid="02784aa6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officeooo:rsid="02784aa6" officeooo:paragraph-rsid="028097ca" style:font-size-asian="20pt" style:font-size-complex="20pt"/>
    </style:style>
    <style:style style:name="P9" style:family="paragraph" style:parent-style-name="Standard" style:list-style-name="L12">
      <style:text-properties fo:font-size="14pt" officeooo:rsid="00185181" officeooo:paragraph-rsid="01934879" style:font-size-asian="14pt" style:font-size-complex="14pt"/>
    </style:style>
    <style:style style:name="P10" style:family="paragraph" style:parent-style-name="Standard" style:list-style-name="L12">
      <style:text-properties fo:font-size="14pt" officeooo:rsid="00185181" officeooo:paragraph-rsid="02797660" style:font-size-asian="14pt" style:font-size-complex="14pt"/>
    </style:style>
    <style:style style:name="P11" style:family="paragraph" style:parent-style-name="Standard" style:list-style-name="L12">
      <style:text-properties fo:font-size="14pt" officeooo:rsid="00185181" officeooo:paragraph-rsid="018fcd5e" style:font-size-asian="14pt" style:font-size-complex="14pt"/>
    </style:style>
    <style:style style:name="P12" style:family="paragraph" style:parent-style-name="Standard">
      <style:text-properties fo:font-size="14pt" officeooo:rsid="00185181" officeooo:paragraph-rsid="02797660" style:font-size-asian="14pt" style:font-size-complex="14pt"/>
    </style:style>
    <style:style style:name="P13" style:family="paragraph" style:parent-style-name="Standard" style:list-style-name="L12">
      <style:text-properties fo:font-size="14pt" officeooo:rsid="027b6094" officeooo:paragraph-rsid="027b6094" style:font-size-asian="14pt" style:font-size-complex="14pt"/>
    </style:style>
    <style:style style:name="P14" style:family="paragraph" style:parent-style-name="Standard" style:list-style-name="L12">
      <style:text-properties fo:font-size="14pt" officeooo:rsid="027b6094" officeooo:paragraph-rsid="027e2a54" style:font-size-asian="14pt" style:font-size-complex="14pt"/>
    </style:style>
    <style:style style:name="P15" style:family="paragraph" style:parent-style-name="Standard">
      <style:text-properties fo:font-size="14pt" officeooo:rsid="027b6094" officeooo:paragraph-rsid="027b6094" style:font-size-asian="14pt" style:font-size-complex="14pt"/>
    </style:style>
    <style:style style:name="P16" style:family="paragraph" style:parent-style-name="Standard">
      <style:text-properties fo:font-size="14pt" officeooo:rsid="027b6094" officeooo:paragraph-rsid="027f132e" style:font-size-asian="14pt" style:font-size-complex="14pt"/>
    </style:style>
    <style:style style:name="P17" style:family="paragraph" style:parent-style-name="Standard" style:list-style-name="L12">
      <style:text-properties fo:font-size="14pt" officeooo:rsid="001a3f46" officeooo:paragraph-rsid="01910128" style:font-size-asian="14pt" style:font-size-complex="14pt"/>
    </style:style>
    <style:style style:name="P18" style:family="paragraph" style:parent-style-name="Standard">
      <style:text-properties fo:font-size="14pt" style:text-underline-style="solid" style:text-underline-width="auto" style:text-underline-color="font-color" officeooo:rsid="02797660" officeooo:paragraph-rsid="02797660" style:font-size-asian="14pt" style:font-size-complex="14pt"/>
    </style:style>
    <style:style style:name="P19" style:family="paragraph" style:parent-style-name="Standard" style:list-style-name="L26">
      <style:text-properties officeooo:paragraph-rsid="027f132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7f132e" style:font-weight-asian="bold" style:font-weight-complex="bold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style:font-name="Liberation Serif" fo:font-weight="bold" officeooo:rsid="012118c1" style:font-weight-asian="bold" style:font-weight-complex="bold"/>
    </style:style>
    <style:style style:name="T5" style:family="text">
      <style:text-properties style:font-name="Liberation Serif" fo:font-weight="bold" officeooo:rsid="028059e4" style:font-weight-asian="bold" style:font-weight-complex="bold"/>
    </style:style>
    <style:style style:name="T6" style:family="text">
      <style:text-properties style:font-name="Liberation Serif" fo:font-weight="bold" officeooo:rsid="028097ca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1b3faa2" style:font-weight-asian="normal" style:font-weight-complex="normal"/>
    </style:style>
    <style:style style:name="T9" style:family="text">
      <style:text-properties officeooo:rsid="01903a66"/>
    </style:style>
    <style:style style:name="T10" style:family="text">
      <style:text-properties officeooo:rsid="01910128"/>
    </style:style>
    <style:style style:name="T11" style:family="text">
      <style:text-properties officeooo:rsid="0018fb74"/>
    </style:style>
    <style:style style:name="T12" style:family="text">
      <style:text-properties officeooo:rsid="02797660"/>
    </style:style>
    <style:style style:name="T13" style:family="text">
      <style:text-properties officeooo:rsid="027bd8d2"/>
    </style:style>
    <style:style style:name="T14" style:family="text">
      <style:text-properties officeooo:rsid="027d870f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27b6094" style:font-size-asian="14pt" style:font-size-complex="14pt"/>
    </style:style>
    <style:style style:name="T17" style:family="text">
      <style:text-properties fo:font-size="14pt" officeooo:rsid="012090b2" style:font-size-asian="14pt" style:font-size-complex="14pt"/>
    </style:style>
    <style:style style:name="T18" style:family="text">
      <style:text-properties fo:font-size="14pt" officeooo:rsid="007f3153" style:font-size-asian="14pt" style:font-size-complex="14pt"/>
    </style:style>
    <style:style style:name="T19" style:family="text">
      <style:text-properties fo:font-size="14pt" officeooo:rsid="027edac4" style:font-size-asian="14pt" style:font-size-complex="14pt"/>
    </style:style>
    <style:style style:name="T20" style:family="text">
      <style:text-properties fo:font-size="14pt" officeooo:rsid="027f132e" style:font-size-asian="14pt" style:font-size-complex="14pt"/>
    </style:style>
    <style:style style:name="T21" style:family="text">
      <style:text-properties fo:font-size="14pt" officeooo:rsid="027f23ba" style:font-size-asian="14pt" style:font-size-complex="14pt"/>
    </style:style>
    <style:style style:name="T22" style:family="text">
      <style:text-properties officeooo:rsid="027e2a54"/>
    </style:style>
    <style:style style:name="T23" style:family="text">
      <style:text-properties officeooo:rsid="027edac4"/>
    </style:style>
    <style:style style:name="T24" style:family="text">
      <style:text-properties officeooo:rsid="027f132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/></text:p>
      <text:p text:style-name="P8"><text:span text:style-name="T4">M</text:span><text:span text:style-name="T3">atériel nécessaire </text:span></text:p>
      <text:p text:style-name="P8"><text:span text:style-name="T3">pour l</text:span><text:span text:style-name="T6">a « partie informatique » du</text:span><text:span text:style-name="T3"> cross 2022</text:span></text:p>
      <text:p text:style-name="P3"/>
      <text:p text:style-name="P3"/>
      <text:p text:style-name="P4">Matériel sollicité auprès du collège :</text:p>
      <text:list xml:id="list3242028811" text:style-name="L12">
        <text:list-item>
          <text:p text:style-name="P9"><text:span text:style-name="T12">Deux</text:span> ordinateur<text:span text:style-name="T12">s portables (ceux de l’ULIS ont très bien convenu l’an passé).</text:span></text:p>
        </text:list-item>
        <text:list-item>
          <text:p text:style-name="P10"><text:span text:style-name="T12">L’</text:span><text:span text:style-name="T11">imprimante </text:span><text:span text:style-name="T12">de la salle 116 car j’ai déjà son pilote </text:span><text:span text:style-name="T23">installé</text:span><text:span text:style-name="T12">.</text:span></text:p>
        </text:list-item>
        <text:list-item>
          <text:p text:style-name="P10"><text:span text:style-name="T12">Une cartouche pour l’imprimante de la salle 116 (je ne l’utiliserai probablement pas sauf si panne de toner sur place). J’ai très peu à imprimer sur place (dossards de dernière minute, perdus, … + résultats) </text:span><text:span text:style-name="T22">mais il ne faut pas que je tombe en panne</text:span><text:span text:style-name="T12">.</text:span></text:p>
        </text:list-item>
        <text:list-item>
          <text:p text:style-name="P13">Une rallonge 20-25 m.</text:p>
        </text:list-item>
        <text:list-item>
          <text:p text:style-name="P14">Une multiprise (x5),</text:p>
        </text:list-item>
        <text:list-item>
          <text:p text:style-name="P14"><text:span text:style-name="T22">U</text:span>ne multiprise (x3),</text:p>
        </text:list-item>
        <text:list-item>
          <text:p text:style-name="P13">Grande TV de l’établissement qui sera <text:span text:style-name="T22">mise </text:span>à l’abri dans le véhicule de M Gutzwiller, <text:span text:style-name="T22">derrière des barrières,</text:span> comme l’an dernier.</text:p>
        </text:list-item>
      </text:list>
      <text:p text:style-name="P12"/>
      <text:p text:style-name="P12"/>
      <text:p text:style-name="P15">Hormis la TV qui sera bien mieux transportée en sécurité par M Gutzwiller, <text:span text:style-name="T1">je souhaiterais récupérer ce matériel la veille (le mardi), vers 10H</text:span>.</text:p>
      <text:p text:style-name="P15"/>
      <text:p text:style-name="P16">Je rapporterai ce matériel au collège <text:span text:style-name="T2">avant</text:span><text:span text:style-name="T1"> midi le jour du cross</text:span> :</text:p>
      <text:list xml:id="list544317148" text:style-name="L26">
        <text:list-item>
          <text:p text:style-name="P19"><text:span text:style-name="T19">petit matériel à l’intendance </text:span><text:span text:style-name="T21">(rallonge, multiprises)</text:span><text:span text:style-name="T19">,</text:span></text:p>
        </text:list-item>
        <text:list-item>
          <text:p text:style-name="P19"><text:span text:style-name="T20">je </text:span><text:span text:style-name="T16">rebrancherai l’imprimante en salle 116 pour qu’elle soit fonctionnelle pour les enseignements du jeudi.</text:span></text:p>
        </text:list-item>
        <text:list-item>
          <text:p text:style-name="P19"><text:span text:style-name="T20">je</text:span><text:span text:style-name="T19"> rendrai les ordinateurs portable aux professeurs de l’ULIS en main propre.</text:span></text:p>
        </text:list-item>
      </text:list>
      <text:p text:style-name="P12"/>
      <text:p text:style-name="P12"/>
      <text:p text:style-name="P18">Ce que j’amènerai personnellement :</text:p>
      <text:list xml:id="list4620879320656" text:continue-list="list3242028811" text:style-name="L12">
        <text:list-item>
          <text:p text:style-name="P13">Mon ordinateur portable.</text:p>
        </text:list-item>
        <text:list-item>
          <text:p text:style-name="P13"><text:span text:style-name="T14">Mon</text:span> écran d’ordinateur.</text:p>
        </text:list-item>
        <text:list-item>
          <text:p text:style-name="P17"><text:span text:style-name="T9">Une c</text:span>lé USB.</text:p>
        </text:list-item>
        <text:list-item>
          <text:p text:style-name="P11"><text:span text:style-name="T14">Un</text:span> <text:span text:style-name="T14">smartphone</text:span><text:span text:style-name="T10"> </text:span><text:span text:style-name="T14">et une</text:span><text:span text:style-name="T10"> </text:span>tablette (+ <text:span text:style-name="T9">un </text:span><text:span text:style-name="T12">ou deux</text:span><text:span text:style-name="T9"> en </text:span>secours <text:span text:style-name="T13">amenées par des collègues</text:span>)</text:p>
        </text:list-item>
        <text:list-item>
          <text:p text:style-name="P13"><text:span text:style-name="T8">U</text:span><text:span text:style-name="T7">ne rallonge 25m.</text:span></text:p>
        </text:list-item>
        <text:list-item>
          <text:p text:style-name="P11">1 borne wifi.</text:p>
        </text:list-item>
      </text:list>
      <text:p text:style-name="P5"/>
      <text:p text:style-name="P6"/>
      <text:p text:style-name="P2"><text:span text:style-name="T15">Olivier Lacroix, </text:span><text:a xlink:type="simple" xlink:href="mailto:olacroix@ac-montpellier.fr" text:style-name="Internet_20_link" text:visited-style-name="Visited_20_Internet_20_Link"><text:span text:style-name="T15">olacroix@ac-montpellier.fr</text:span></text:a><text:span text:style-name="T15">, le </text:span><text:span text:style-name="T16">19</text:span><text:span text:style-name="T15">/</text:span><text:span text:style-name="T17">0</text:span><text:span text:style-name="T16">9</text:span><text:span text:style-name="T15">/20</text:span><text:span text:style-name="T18">2</text:span><text:span text:style-name="T17">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.499cm" fo:margin-right="0cm" fo:margin-top="0.423cm" fo:margin-bottom="0.212cm" style:contextual-spacing="false" fo:text-indent="0cm" style:auto-text-indent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Heading_20_1" style:display-name="Heading 1" style:family="paragraph" style:parent-style-name="Heading" style:default-outline-level="1" style:list-style-name="" style:class="text">
      <style:paragraph-properties fo:text-align="center" style:justify-single-word="false">
        <style:drop-cap/>
      </style:paragraph-properties>
      <style:text-properties fo:font-size="16pt" fo:font-weight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Index_20_Heading" style:class="index"/>
    <style:style style:name="Contents_20_1" style:display-name="Contents 1" style:family="paragraph" style:parent-style-name="Index" style:class="index"/>
    <style:style style:name="Heading_20_2" style:display-name="Heading 2" style:family="paragraph" style:parent-style-name="Heading" style:class="text" style:master-page-name="">
      <style:paragraph-properties fo:margin-top="0cm" fo:margin-bottom="0cm" style:contextual-spacing="false" style:page-number="auto"/>
      <style:text-properties style:font-name="Liberation Serif1" fo:font-family="'Liberation Serif'" style:font-style-name="Gras" style:font-family-generic="roman" style:font-pitch="variable" fo:font-size="12pt" fo:font-weight="bold"/>
    </style:style>
    <style:style style:name="Heading_20_3" style:display-name="Heading 3" style:family="paragraph" style:parent-style-name="Heading" style:class="text">
      <style:paragraph-properties fo:margin-top="0cm" fo:margin-bottom="0cm" style:contextual-spacing="false"/>
      <style:text-properties style:font-name="Liberation Serif1" fo:font-family="'Liberation Serif'" style:font-style-name="Gras" style:font-family-generic="roman" style:font-pitch="variable" fo:font-size="12pt" fo:font-weight="bold"/>
    </style:style>
    <style:style style:name="Contents_20_2" style:display-name="Contents 2" style:family="paragraph" style:parent-style-name="Index" style:class="index"/>
    <style:style style:name="Heading_20_4" style:display-name="Heading 4" style:family="paragraph" style:parent-style-name="Heading" style:class="text">
      <style:paragraph-properties fo:margin-left="0cm" fo:margin-right="0cm" fo:margin-top="0cm" fo:margin-bottom="0cm" style:contextual-spacing="false" fo:text-indent="0cm" style:auto-text-indent="false"/>
      <style:text-properties style:font-name="Liberation Serif1" fo:font-family="'Liberation Serif'" style:font-style-name="Gras" style:font-family-generic="roman" style:font-pitch="variable" fo:font-size="12pt" fo:font-weight="bold"/>
    </style:style>
    <style:style style:name="Heading_20_5" style:display-name="Heading 5" style:family="paragraph" style:parent-style-name="Heading" style:class="text">
      <style:paragraph-properties fo:margin-top="0cm" fo:margin-bottom="0cm" style:contextual-spacing="false"/>
      <style:text-properties style:font-name="Liberation Serif2" fo:font-family="'Liberation Serif'" style:font-style-name="Normal" style:font-family-generic="roman" style:font-pitch="variable" fo:font-size="12pt"/>
    </style:style>
    <style:style style:name="Heading_20_6" style:display-name="Heading 6" style:family="paragraph" style:parent-style-name="Heading" style:class="text">
      <style:paragraph-properties fo:margin-left="1cm" fo:margin-right="0cm" fo:margin-top="0cm" fo:margin-bottom="0cm" style:contextual-spacing="false" fo:text-indent="0cm" style:auto-text-indent="false"/>
      <style:text-properties style:font-name="Liberation Serif2" fo:font-family="'Liberation Serif'" style:font-style-name="Normal" style:font-family-generic="roman" style:font-pitch="variable" fo:font-size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cm" fo:margin-bottom="0.499cm" fo:margin-left="1.318cm" fo:margin-right="1.2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. Lacroix</meta:initial-creator>
    <meta:creation-date>2016-10-23T16:03:42.232990000</meta:creation-date>
    <dc:date>2022-09-19T00:46:03.783000000</dc:date>
    <meta:editing-duration>P1DT8H14S</meta:editing-duration>
    <meta:editing-cycles>562</meta:editing-cycles>
    <meta:generator>LibreOffice/7.3.5.2$Windows_X86_64 LibreOffice_project/184fe81b8c8c30d8b5082578aee2fed2ea847c01</meta:generator>
    <dc:creator>Olivier Lacroix</dc:creator>
    <meta:document-statistic meta:table-count="0" meta:image-count="0" meta:object-count="0" meta:page-count="1" meta:paragraph-count="24" meta:word-count="245" meta:character-count="1417" meta:non-whitespace-character-count="1211"/>
  </office:meta>
</office:document-meta>
</file>